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>
      <style:text-properties fo:font-size="12pt" style:font-size-asian="12pt" style:font-size-complex="12pt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9">do text</text:span></text:p><text:p text:style-name="P7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8.849cm" svg:height="3.692cm" draw:z-index="1"><draw:text-box><text:p text:style-name="Frame_20_contents"><office:annotation><dc:creator>Gauthier Bastien</dc:creator><dc:date>2011-02-16T14:49:10</dc:date><text:p text:style-name="P7"><text:span text:style-name="T9">do text if not len(self.getLastInquiry()</text:span><text:span text:style-name="T10">.getClaimants</text:span><text:span text:style-name="T9">()) &gt; 1</text:span></text:p><text:p text:style-name="P7"><text:span text:style-name="T9">from xhtml(</text:span><text:span text:style-name="T10">tool.decorateHTML('UrbanAddress', </text:span><text:span text:style-name="T9">self.getLastInquiry().</text:span><text:span text:style-name="T10">getClaimants()[0]</text:span><text:span text:style-name="T9">.getSignaletic(withaddress=True,linebyline=True)))</text:span></text:p></office:annotation><text:span text:style-name="T3">Titre Nom Prénom<text:line-break/>Adresse ligne1<text:line-break/>Adresse ligne2</text:span></text:p><text:p text:style-name="Frame_20_contents"><text:span text:style-name="T3"><office:annotation><dc:creator>Gauthier Bastien</dc:creator><dc:date>2011-02-17T09:18:17</dc:date><text:p text:style-name="P7"><text:span text:style-name="T6">do text if </text:span><text:span text:style-name="T7">len(</text:span><text:span text:style-name="T8">self.getLastInquiry()</text:span><text:span text:style-name="T7">.getClaimants()) &gt; 1</text:span></text:p></office:annotation></text:span><text:span text:style-name="T3">&lt;%Titre%&gt; &lt;%Nom%&gt; &lt;%Prenom%&gt;<text:line-break/>&lt;%AdresseLigne1%&gt;<text:line-break/>&lt;%AdresseLigne2%&gt;</text:span></text:p><text:h text:style-name="Heading_20_2" text:outline-level="2"/><text:p text:style-name="Standard"/><text:p text:style-name="Standard"/><text:p text:style-name="Standard"/><text:p text:style-name="P6"><office:annotation><dc:creator>Gauthier Bastien</dc:creator><dc:date>2011-02-17T09:18:17</dc:date><text:p text:style-name="P7"><text:span text:style-name="T6">do text if </text:span><text:span text:style-name="T7">len(</text:span><text:span text:style-name="T8">self.getLastInquiry()</text:span><text:span text:style-name="T7">.getClaimants()) &gt; 1</text:span></text:p></office:annotation><text:text-input text:description="Plusieurs demandeurs">self.getLastInquiry()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ccusé de réception d'une réclamation</text:p>
      <text:p text:style-name="UrbanBody"/>
      <text:p text:style-name="UrbanBody"><text:span text:style-name="T5"><office:annotation><dc:creator>Gauthier Bastien</dc:creator><dc:date>2011-01-13T14:56:41</dc:date><text:p text:style-name="P7"><text:span text:style-name="T9">do text</text:span></text:p><text:p text:style-name="P7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13">do text if len(self</text:span><text:span text:style-name="T10">.getApplicants()</text:span><text:span text:style-name="T13">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12">do text if not len(self</text:span><text:span text:style-name="T10">.getApplicants()</text:span><text:span text:style-name="T12">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Ngaha </dc:creator><dc:date>2016-02-03T13:47:45</dc:date><text:p text:style-name="P7"><text:span text:style-name="T8">do text if urbanEventObj.getClaimants().__len__() &gt; 1</text:span></text:p></office:annotation>&lt;%Titre%&gt;,</text:p>
      <text:p text:style-name="UrbanBody"><office:annotation><dc:creator>Ngaha </dc:creator><dc:date>2016-02-03T13:48:23</dc:date><text:p text:style-name="P7"><text:span text:style-name="T8">do text if urbanEventObj.getClaimants().__len__() == 1</text:span></text:p></office:annotation><text:text-input text:description="Titre du demandeur">urbanEventObj.getClaimants()[-1].getPersonTitleValue()</text:text-input>,</text:p>
      <text:p text:style-name="UrbanBody"/>
      <text:p text:style-name="UrbanBody"><office:annotation><dc:creator>Ngaha </dc:creator><dc:date>2016-02-03T13:48:59</dc:date><text:p text:style-name="P7"><text:span text:style-name="T8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span text:style-name="T5"><text:text-input text:description="Demandeurs">self.getApplicantsSignaletic(withaddress=True)</text:text-input></text:span><text:span text:style-name="T5"> </text:span></text:p>
      <text:p text:style-name="UrbanBody"><text:span text:style-name="T5"><office:annotation><dc:creator>Ngaha </dc:creator><dc:date>2016-02-03T13:47:58</dc:date><text:p text:style-name="P7"><text:span text:style-name="T8">do text if urbanEventObj.getClaimants().__len__() &gt; 1</text:span></text:p></office:annotation></text:span><text:span text:style-name="T5">Nous accusons bonne réception de votre courrier daté du &lt;%DateReclamation%&gt;, reçu dans le cadre de l'enquête publique concernant la demande de permis d'urbanisme introduite par </text:span><text:span text:style-name="T5"><text:text-input text:description="Demandeurs">self.getApplicantsSignaletic(withaddress=True)</text:text-input></text:span></text:p>
      <text:p text:style-name="UrbanBody"/>
      <text:p text:style-name="UrbanBody"><text:span text:style-name="T5">L'objet de la demande est : </text:span><text:span text:style-name="T5"><text:text-input text:description="Objet des travaux">self.getLicenceSubject()</text:text-input></text:span><text:span text:style-name="T5">, sur un bien sis </text:span><text:span text:style-name="T5"><text:text-input text:description="Situation des travaux">self.getWorkLocationSignaletic()</text:text-input></text:span><text:span text:style-name="T5">.</text:span></text:p>
      <text:p text:style-name="P5"/>
      <text:p text:style-name="UrbanBody"><text:span text:style-name="T5">L'affiche et la vue axonométrique annonçant la publicité ont été placardées à partir du </text:span><text:span text:style-name="T5"><text:text-input text:description="Date du">tool.formatDate(urbanEventObj.getLinkedInquiry().getInvestigationStart())</text:text-input></text:span><text:span text:style-name="T5"> et jusqu'au </text:span><text:span text:style-name="T5"><text:text-input text:description="Date au">tool.formatDate(urbanEventObj.getLinkedInquiry().getInvestigationEnd())</text:text-input></text:span><text:span text:style-name="T5">.</text:span></text:p>
      <text:p text:style-name="P5"/>
      <text:p text:style-name="P5">Les avis d'enquêtes ont été distribués aux occupants des immeubles situés dans un rayon de 50 mètres à partir des limites de la parcelle.</text:p>
      <text:p text:style-name="UrbanBody"/>
      <text:p text:style-name="UrbanBody"><office:annotation><dc:creator>Gauthier Bastien</dc:creator><dc:date>2011-06-14T13:57:41</dc:date><text:p text:style-name="P7"><text:span text:style-name="T11">do text if not tool.isDecentralized or (</text:span><text:span text:style-name="T8">tool.isDecentralized </text:span><text:span text:style-name="T11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7"><text:span text:style-name="T11">do text if </text:span><text:span text:style-name="T8">tool.isDecentralized </text:span><text:span text:style-name="T11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<text:soft-page-break/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/>
      <text:p text:style-name="UrbanBody"><office:annotation><dc:creator>Ngaha </dc:creator><dc:date>2016-02-03T13:51:30</dc:date><text:p text:style-name="P7"><text:span text:style-name="T8">do text if urbanEventObj.getClaimants().__len__() &gt; 1</text:span></text:p></office:annotation>Demeurant à votre disposition, &lt;%Titre%&gt;, nous vous prions d'agréer nos salutations distinguées.</text:p>
      <text:p text:style-name="UrbanBody"><office:annotation><dc:creator>Ngaha </dc:creator><dc:date>2016-02-03T13:50:43</dc:date><text:p text:style-name="P7"><text:span text:style-name="T8">do text if urbanEventObj.getClaimants().__len__() == 1</text:span></text:p></office:annotation>Demeurant à votre disposition, <text:text-input text:description="Titre du demandeur">urbanEventObj.getClaimants()[-1].getPersonTitleValue()</text:text-input>, nous vous prions d'agréer nos salutations distinguées.</text:p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9">do text</text:span></text:p><text:p text:style-name="P7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6-04-20T11:25:48</dc:date>
    <dc:language>fr-FR</dc:language>
    <meta:editing-cycles>151</meta:editing-cycles>
    <meta:editing-duration>P2DT6H32M17S</meta:editing-duration>
    <dc:creator>Ngaha </dc:creator>
    <meta:document-statistic meta:table-count="0" meta:image-count="0" meta:object-count="0" meta:page-count="2" meta:paragraph-count="27" meta:word-count="322" meta:character-count="2636" meta:non-whitespace-character-count="2356"/>
    <meta:user-defined meta:name="Info 1"/>
    <meta:user-defined meta:name="Info 2"/>
    <meta:user-defined meta:name="Info 3"/>
    <meta:user-defined meta:name="Info 4"/>
  </office:meta>
</office:document-meta>
</file>